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3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3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3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3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3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4">4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5">КП-АПИ(Ф)НГТУ-210201.65-(АВР09-1)-08-14</text:span></text:p>
          </draw:text-box>
        </draw:frame>
      </draw:g>
      <text:p text:style-name="P4"/>
      <text:p text:style-name="P2"><text:tab/><text:span text:style-name="T1">Введение</text:span></text:p>
      <text:p text:style-name="P3"><text:tab/><text:span text:style-name="T2">В связи с развитием технических средств и микроэлектроники увеличилось количество видов вычислителей. Различают механические, электрические, электронные, гидравлические, пневматические, оптические и комбинированные типы вычислителей.</text:span></text:p>
      <text:p text:style-name="P3"><text:tab/><text:span text:style-name="T2">Вычислители предназначены для механизации и автоматизации процесса обработки информации и вычислителей, выполняемых в соответствии с заданным алгоритмом</text:span>. <text:span text:style-name="T2">Они применяются при решении научных и инженерных задач, связанных с большим объемом вычислений, в системах автоматического и автоматизированного управления, при учете, планировании, прогнозировании и экономической оценке, для принятия научно обоснованных решений, обработки экспериментальных данных, в информационно — поисковых системах и так далее.</text:span></text:p>
      <text:p text:style-name="P3"><text:tab/>Современные вычислители должны реализовывать необходимый алгоритм измерений, рассчитывать заданные параметры, накапливать и отображать информацию.</text:p>
      <text:p text:style-name="P3"><text:tab/><text:span text:style-name="T2">Целью курсового проекта является разработка технологического процесса изготовления модуля процессора вычислителя, основой которого является микропроцессор MSP430P337A, однократно программируемый восьмиразрядный микропроцессор с памятью 32 килобайта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34:39.628272722</dc:date>
    <meta:editing-duration>PT25M26S</meta:editing-duration>
    <meta:editing-cycles>10</meta:editing-cycles>
    <meta:generator>LibreOffice/4.1.4.2$Linux_X86_64 LibreOffice_project/410m0$Build-2</meta:generator>
    <meta:document-statistic meta:table-count="0" meta:image-count="0" meta:object-count="0" meta:page-count="1" meta:paragraph-count="5" meta:word-count="120" meta:character-count="1144" meta:non-whitespace-character-count="1023"/>
  </office:meta>
</office:document-meta>
</file>